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21.17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5.65mm" fo:break-before="auto" style:use-optimal-row-height="tru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27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29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3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10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36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3" table:default-cell-style-name="ce20"/>
        <table:table-column table:style-name="co1" table:default-cell-style-name="ce30"/>
        <table:table-column table:style-name="co1" table:number-columns-repeated="2" table:default-cell-style-name="ce19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11" office:value-type="string" calcext:value-type="string" table:number-columns-spanned="2" table:number-rows-spanned="1">
            <text:p>Actor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Factor de peso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Valor ponderado</text:p>
          </table:table-cell>
          <table:covered-table-cell table:style-name="ce11"/>
          <table:table-cell table:style-name="Default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 table:number-columns-spanned="2" table:number-rows-spanned="1">
            <text:p>Usuario</text:p>
          </table:table-cell>
          <table:covered-table-cell table:style-name="ce12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2" office:value-type="string" calcext:value-type="string" table:number-columns-spanned="2" table:number-rows-spanned="1">
            <text:p>Gestor de formularios</text:p>
          </table:table-cell>
          <table:covered-table-cell table:style-name="ce12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 table:number-columns-spanned="2" table:number-rows-spanned="1">
            <text:p>Administrador</text:p>
          </table:table-cell>
          <table:covered-table-cell table:style-name="ce12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UAW</text:p>
          </table:table-cell>
          <table:covered-table-cell table:style-name="ce25"/>
          <table:table-cell table:style-name="ce29" table:formula="of:=SUM([.F6:.F8])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11" office:value-type="string" calcext:value-type="string" table:number-columns-spanned="4" table:number-rows-spanned="1">
            <text:p>Caso de uso</text:p>
          </table:table-cell>
          <table:covered-table-cell table:style-name="ce11"/>
          <table:covered-table-cell table:number-columns-repeated="2" table:style-name="ce19"/>
          <table:table-cell table:style-name="ce11" office:value-type="string" calcext:value-type="string" table:number-columns-spanned="2" table:number-rows-spanned="1">
            <text:p>Número de transaccione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Complejida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Peso</text:p>
          </table:table-cell>
          <table:covered-table-cell table:style-name="ce19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</text:p>
          </table:table-cell>
          <table:covered-table-cell table:style-name="ce13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2]&gt;0;IF([.$F12]&lt;=3;&quot;Simple&quot;;IF(AND([.$F12]&gt;3;[.$F12]&lt;7);&quot;Intermedio&quot;;IF([.$F1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12]=&quot;Simple&quot;;5;IF([.H12]=&quot;Intermedio&quot;;10;IF([.H1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5">
          <table:table-cell/>
          <table:table-cell office:value-type="string" calcext:value-type="string" table:number-columns-spanned="4" table:number-rows-spanned="1">
            <text:p>CU02: Completar y enviar un formulario</text:p>
          </table:table-cell>
          <table:covered-table-cell table:style-name="ce13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13]&gt;0;IF([.$F13]&lt;=3;&quot;Simple&quot;;IF(AND([.$F13]&gt;3;[.$F13]&lt;7);&quot;Intermedio&quot;;IF([.$F13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10" table:formula="of:=IF([.H13]=&quot;Simple&quot;;5;IF([.H13]=&quot;Intermedio&quot;;10;IF([.H13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office:annotation draw:style-name="gr1" draw:text-style-name="P2" svg:width="28.99mm" svg:height="9.91mm" svg:x="112.78mm" svg:y="96.95mm" draw:caption-point-x="0mm" draw:caption-point-y="0mm">
              <dc:date>2017-10-03T00:00:00</dc:date>
              <text:p text:style-name="P1">¿Debería ser COMPLEJO?</text:p>
            </office:annotation>
            <text:p>CU03: Crear formulario</text:p>
          </table:table-cell>
          <table:covered-table-cell table:style-name="ce13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14]&gt;0;IF([.$F14]&lt;=3;&quot;Simple&quot;;IF(AND([.$F14]&gt;3;[.$F14]&lt;7);&quot;Intermedio&quot;;IF([.$F14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10" table:formula="of:=IF([.H14]=&quot;Simple&quot;;5;IF([.H14]=&quot;Intermedio&quot;;10;IF([.H14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4: Borrar formulario</text:p>
          </table:table-cell>
          <table:covered-table-cell table:style-name="ce13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5]&gt;0;IF([.$F15]&lt;=3;&quot;Simple&quot;;IF(AND([.$F15]&gt;3;[.$F15]&lt;7);&quot;Intermedio&quot;;IF([.$F1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15]=&quot;Simple&quot;;5;IF([.H15]=&quot;Intermedio&quot;;10;IF([.H1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5: Modificar formulario</text:p>
          </table:table-cell>
          <table:covered-table-cell table:style-name="ce13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6]&gt;0;IF([.$F16]&lt;=3;&quot;Simple&quot;;IF(AND([.$F16]&gt;3;[.$F16]&lt;7);&quot;Intermedio&quot;;IF([.$F16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16]=&quot;Simple&quot;;5;IF([.H16]=&quot;Intermedio&quot;;10;IF([.H16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5">
          <table:table-cell/>
          <table:table-cell office:value-type="string" calcext:value-type="string" table:number-columns-spanned="4" table:number-rows-spanned="1">
            <text:p>CU06: Cambiar visibilidad del formulario</text:p>
          </table:table-cell>
          <table:covered-table-cell table:style-name="ce13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7]&gt;0;IF([.$F17]&lt;=3;&quot;Simple&quot;;IF(AND([.$F17]&gt;3;[.$F17]&lt;7);&quot;Intermedio&quot;;IF([.$F17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17]=&quot;Simple&quot;;5;IF([.H17]=&quot;Intermedio&quot;;10;IF([.H17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7: Cerrar sesión</text:p>
          </table:table-cell>
          <table:covered-table-cell table:style-name="ce13"/>
          <table:covered-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4" table:formula="of:=IF([.$F18]&gt;0;IF([.$F18]&lt;=3;&quot;Simple&quot;;IF(AND([.$F18]&gt;3;[.$F18]&lt;7);&quot;Intermedio&quot;;IF([.$F18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18]=&quot;Simple&quot;;5;IF([.H18]=&quot;Intermedio&quot;;10;IF([.H18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5">
          <table:table-cell/>
          <table:table-cell office:value-type="string" calcext:value-type="string" table:number-columns-spanned="4" table:number-rows-spanned="1">
            <text:p>CU08: Agregar creador de formularios</text:p>
          </table:table-cell>
          <table:covered-table-cell table:style-name="ce13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9]&gt;0;IF([.$F19]&lt;=3;&quot;Simple&quot;;IF(AND([.$F19]&gt;3;[.$F19]&lt;7);&quot;Intermedio&quot;;IF([.$F19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19]=&quot;Simple&quot;;5;IF([.H19]=&quot;Intermedio&quot;;10;IF([.H19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5">
          <table:table-cell/>
          <table:table-cell office:value-type="string" calcext:value-type="string" table:number-columns-spanned="4" table:number-rows-spanned="1">
            <text:p>CU09: Eliminar creador de formularios</text:p>
          </table:table-cell>
          <table:covered-table-cell table:style-name="ce13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20]&gt;0;IF([.$F20]&lt;=3;&quot;Simple&quot;;IF(AND([.$F20]&gt;3;[.$F20]&lt;7);&quot;Intermedio&quot;;IF([.$F20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20]=&quot;Simple&quot;;5;IF([.H20]=&quot;Intermedio&quot;;10;IF([.H20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5">
          <table:table-cell/>
          <table:table-cell office:value-type="string" calcext:value-type="string" table:number-columns-spanned="4" table:number-rows-spanned="1">
            <text:p>CU10: Modificar creador de formularios</text:p>
          </table:table-cell>
          <table:covered-table-cell table:style-name="ce13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21]&gt;0;IF([.$F21]&lt;=3;&quot;Simple&quot;;IF(AND([.$F21]&gt;3;[.$F21]&lt;7);&quot;Intermedio&quot;;IF([.$F21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21]=&quot;Simple&quot;;5;IF([.H21]=&quot;Intermedio&quot;;10;IF([.H21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1: Generar informes</text:p>
          </table:table-cell>
          <table:covered-table-cell table:style-name="ce13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22]&gt;0;IF([.$F22]&lt;=3;&quot;Simple&quot;;IF(AND([.$F22]&gt;3;[.$F22]&lt;7);&quot;Intermedio&quot;;IF([.$F2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22]=&quot;Simple&quot;;5;IF([.H22]=&quot;Intermedio&quot;;10;IF([.H2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2: Iniciar sesión</text:p>
          </table:table-cell>
          <table:covered-table-cell table:style-name="ce13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23]&gt;0;IF([.$F23]&lt;=3;&quot;Simple&quot;;IF(AND([.$F23]&gt;3;[.$F23]&lt;7);&quot;Intermedio&quot;;IF([.$F23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23]=&quot;Simple&quot;;5;IF([.H23]=&quot;Intermedio&quot;;10;IF([.H23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Validación</text:p>
          </table:table-cell>
          <table:covered-table-cell table:style-name="ce13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24]&gt;0;IF([.$F24]&lt;=3;&quot;Simple&quot;;IF(AND([.$F24]&gt;3;[.$F24]&lt;7);&quot;Intermedio&quot;;IF([.$F24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10" table:formula="of:=IF([.H24]=&quot;Simple&quot;;5;IF([.H24]=&quot;Intermedio&quot;;10;IF([.H24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/>
        </table:table-row>
        <table:table-row table:style-name="ro5">
          <table:table-cell/>
          <table:table-cell office:value-type="string" calcext:value-type="string" table:number-columns-spanned="4" table:number-rows-spanned="1">
            <text:p>CU14: Buscar entre formularios creados</text:p>
          </table:table-cell>
          <table:covered-table-cell table:style-name="ce13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25]&gt;0;IF([.$F25]&lt;=3;&quot;Simple&quot;;IF(AND([.$F25]&gt;3;[.$F25]&lt;7);&quot;Intermedio&quot;;IF([.$F2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10" table:formula="of:=IF([.H25]=&quot;Simple&quot;;5;IF([.H25]=&quot;Intermedio&quot;;10;IF([.H2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table:style-name="Default" table:number-columns-repeated="6"/>
          <table:table-cell table:style-name="ce18" office:value-type="string" calcext:value-type="string" table:number-columns-spanned="2" table:number-rows-spanned="1">
            <text:p>UUCW</text:p>
          </table:table-cell>
          <table:covered-table-cell table:style-name="ce25"/>
          <table:table-cell table:style-name="ce29" table:formula="of:=SUM([.J12:.J25])" office:value-type="float" office:value="85" calcext:value-type="float" table:number-columns-spanned="2" table:number-rows-spanned="1">
            <text:p>85</text:p>
          </table:table-cell>
          <table:covered-table-cell table:style-name="ce25"/>
          <table:table-cell/>
        </table:table-row>
        <table:table-row table:style-name="ro4">
          <table:table-cell/>
          <table:table-cell table:style-name="Default" table:number-columns-repeated="6"/>
          <table:table-cell table:style-name="ce18" office:value-type="string" calcext:value-type="string" table:number-columns-spanned="2" table:number-rows-spanned="1">
            <text:p>UUCP</text:p>
          </table:table-cell>
          <table:covered-table-cell table:style-name="ce25"/>
          <table:table-cell table:style-name="ce29" table:formula="of:=SUM([.F9];[.J26])" office:value-type="float" office:value="94" calcext:value-type="float" table:number-columns-spanned="2" table:number-rows-spanned="1">
            <text:p>94</text:p>
          </table:table-cell>
          <table:covered-table-cell table:style-name="ce25"/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11" office:value-type="string" calcext:value-type="string" table:number-columns-spanned="4" table:number-rows-spanned="1">
            <text:p>Factor técnico</text:p>
          </table:table-cell>
          <table:covered-table-cell table:number-columns-repeated="3" table:style-name="ce19"/>
          <table:table-cell table:style-name="ce11" office:value-type="string" calcext:value-type="string" table:number-columns-spanned="4" table:number-rows-spanned="1">
            <text:p>Características especiales</text:p>
          </table:table-cell>
          <table:covered-table-cell table:number-columns-repeated="2"/>
          <table:covered-table-cell table:style-name="ce19"/>
          <table:table-cell table:style-name="ce36" office:value-type="string" calcext:value-type="string">
            <text:p>TL</text:p>
          </table:table-cell>
          <table:table-cell table:style-name="ce36" office:value-type="string" calcext:value-type="string">
            <text:p>Peso</text:p>
          </table:table-cell>
          <table:table-cell table:style-name="ce36" office:value-type="string" calcext:value-type="string">
            <text:p>Impacto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Sistema distribuid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no será distribuido.</text:p>
          </table:table-cell>
          <table:covered-table-cell table:number-columns-repeated="2"/>
          <table:covered-table-cell table:style-name="ce19"/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10" table:formula="of:=PRODUCT([.J30];[.K30])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Tiempos de respuesta/buen desempeñ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ógicamente, es importante que el sistema responda con rapidez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10" table:formula="of:=PRODUCT([.J31];[.K31])" office:value-type="float" office:value="8" calcext:value-type="float">
            <text:p>8</text:p>
          </table:table-cell>
        </table:table-row>
        <table:table-row table:style-name="ro6">
          <table:table-cell/>
          <table:table-cell table:style-name="ce14" office:value-type="string" calcext:value-type="string" table:number-columns-spanned="4" table:number-rows-spanned="1">
            <text:p>Eficiencia para 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lo más eficiente que pueda ser para ser de buena calidad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32];[.K32])" office:value-type="float" office:value="4" calcext:value-type="float">
            <text:p>4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mplejidad del procesamiento intern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funcionalidad del sistema no será muy compleja.</text:p>
          </table:table-cell>
          <table:covered-table-cell table:number-columns-repeated="2"/>
          <table:covered-table-cell table:style-name="ce19"/>
          <table:table-cell table:style-name="ce37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33];[.K33])" office:value-type="float" office:value="2" calcext:value-type="float">
            <text:p>2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Reusabilidad del códig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37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34];[.K34])" office:value-type="float" office:value="2" calcext:value-type="float">
            <text:p>2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instal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operativo del teléfono se encargará del proceso de instalación.</text:p>
          </table:table-cell>
          <table:covered-table-cell table:number-columns-repeated="2"/>
          <table:covered-table-cell table:style-name="ce19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,5</text:p>
          </table:table-cell>
          <table:table-cell table:style-name="ce10" table:formula="of:=PRODUCT([.J35];[.K35])" office:value-type="float" office:value="0.5" calcext:value-type="float">
            <text:p>0,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us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fácil de utilizar y amigable para el usuario final.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0.5" calcext:value-type="float">
            <text:p>0,5</text:p>
          </table:table-cell>
          <table:table-cell table:style-name="ce10" table:formula="of:=PRODUCT([.J36];[.K36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Portabilidad a otras plataform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será multiplataforma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10" table:formula="of:=PRODUCT([.J37];[.K37])" office:value-type="float" office:value="6" calcext:value-type="float">
            <text:p>6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Facilidad de cambi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rá estar bien documentado para que sea fácil modificarlo.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38];[.K38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ncurrencia/procesamiento paralel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requiere procesamiento en paralelo.</text:p>
          </table:table-cell>
          <table:covered-table-cell table:number-columns-repeated="2"/>
          <table:covered-table-cell table:style-name="ce19"/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39];[.K39])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Características de segurida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, pero la seguridad es un factor importante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40];[.K40])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Acceso para tercer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41];[.K41])"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apacitación d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requerirá un manual para cada tipo de usuario que describa el funcionamiento básico del sistema de acuerdo a dicho <text:span text:style-name="T1">tipo</text:span>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42];[.K42])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18" office:value-type="string" calcext:value-type="string" table:number-columns-spanned="2" table:number-rows-spanned="1">
            <text:p>TF</text:p>
          </table:table-cell>
          <table:covered-table-cell/>
          <table:table-cell table:style-name="ce29" table:formula="of:=SUM([.L30:.L42])" office:value-type="float" office:value="36" calcext:value-type="float">
            <text:p>36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18" office:value-type="string" calcext:value-type="string" table:number-columns-spanned="2" table:number-rows-spanned="1">
            <text:p>TCF</text:p>
          </table:table-cell>
          <table:covered-table-cell/>
          <table:table-cell table:style-name="ce29" table:formula="of:=0.6+[.L43]/100" office:value-type="float" office:value="0.96" calcext:value-type="float">
            <text:p>0,96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11" office:value-type="string" calcext:value-type="string" table:number-columns-spanned="4" table:number-rows-spanned="1">
            <text:p>Factor de entorno</text:p>
          </table:table-cell>
          <table:covered-table-cell table:number-columns-repeated="3" table:style-name="ce19"/>
          <table:table-cell table:style-name="ce11" office:value-type="string" calcext:value-type="string" table:number-columns-spanned="4" table:number-rows-spanned="1">
            <text:p>Razón</text:p>
          </table:table-cell>
          <table:covered-table-cell table:number-columns-repeated="2"/>
          <table:covered-table-cell table:style-name="ce19"/>
          <table:table-cell table:style-name="ce36" office:value-type="string" calcext:value-type="string">
            <text:p>EL</text:p>
          </table:table-cell>
          <table:table-cell table:style-name="ce36" office:value-type="string" calcext:value-type="string">
            <text:p>Peso</text:p>
          </table:table-cell>
          <table:table-cell table:style-name="ce36" office:value-type="string" calcext:value-type="string">
            <text:p>Impacto</text:p>
          </table:table-cell>
        </table:table-row>
        <table:table-row table:style-name="ro8">
          <table:table-cell/>
          <table:table-cell office:value-type="string" calcext:value-type="string" table:number-columns-spanned="4" table:number-rows-spanned="1">
            <text:p>Familiaridad con los procesos de desarrollo utilizad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oce el proceso de desarrollo de forma teórica, pero nunca se puso en práctica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.5" calcext:value-type="float">
            <text:p>1,5</text:p>
          </table:table-cell>
          <table:table-cell table:style-name="ce10" table:formula="of:=PRODUCT([.J47];[.K47])" office:value-type="float" office:value="4.5" calcext:value-type="float">
            <text:p>4,5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Experiencia en el desarrollo de aplicaciones similar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grupo de desarrollo no produjo aplicaciones muy similares con anterioridad.</text:p>
          </table:table-cell>
          <table:covered-table-cell table:number-columns-repeated="2"/>
          <table:covered-table-cell table:style-name="ce19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,5</text:p>
          </table:table-cell>
          <table:table-cell table:style-name="ce10" table:formula="of:=PRODUCT([.J48];[.K48])" office:value-type="float" office:value="0.5" calcext:value-type="float">
            <text:p>0,5</text:p>
          </table:table-cell>
        </table:table-row>
        <table:table-row table:style-name="ro5">
          <table:table-cell/>
          <table:table-cell table:style-name="ce14" office:value-type="string" calcext:value-type="string" table:number-columns-spanned="4" table:number-rows-spanned="1">
            <text:p>Experiencia en la orientación a obje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tiene experiencia con el paradigma orientado a objetos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49];[.K49])" office:value-type="float" office:value="4" calcext:value-type="float">
            <text:p>4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Capacidad de liderazgo del analist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analistas líderes no tienen experiencia en lo que a este factor respecta, <text:span text:style-name="T1">pero no hay a quién liderar</text:span>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0.5" calcext:value-type="float">
            <text:p>0,5</text:p>
          </table:table-cell>
          <table:table-cell table:style-name="ce10" table:formula="of:=PRODUCT([.J50];[.K50])" office:value-type="float" office:value="1.5" calcext:value-type="float">
            <text:p>1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Motivación del grup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¡El grupo de desarrollo está motivado!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10" table:formula="of:=PRODUCT([.J51];[.K51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Estabilidad de los requerimien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fía en que los requerimientos son estables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10" table:formula="of:=PRODUCT([.J52];[.K52])" office:value-type="float" office:value="8" calcext:value-type="float">
            <text:p>8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Miembros del grupo que trabajan <text:span text:style-name="T1">part-time</text:span>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dos los miembros del grupo trabajan <text:span text:style-name="T1">part-time</text:span><text:span text:style-name="T2">.</text:span>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-1" calcext:value-type="float">
            <text:p>-1</text:p>
          </table:table-cell>
          <table:table-cell table:style-name="ce10" table:formula="of:=PRODUCT([.J53];[.K53])" office:value-type="float" office:value="-5" calcext:value-type="float">
            <text:p>-5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Dificultad del lenguaje de program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lenguajes de programación a utilizar no son complejos, pero no se tiene experencia en los mismos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-1" calcext:value-type="float">
            <text:p>-1</text:p>
          </table:table-cell>
          <table:table-cell table:style-name="ce10" table:formula="of:=PRODUCT([.J54];[.K54])" office:value-type="float" office:value="-3" calcext:value-type="float">
            <text:p>-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18" office:value-type="string" calcext:value-type="string" table:number-columns-spanned="2" table:number-rows-spanned="1">
            <text:p>EF</text:p>
          </table:table-cell>
          <table:covered-table-cell/>
          <table:table-cell table:style-name="ce29" table:formula="of:=SUM([.L47:.L54])" office:value-type="float" office:value="15.5" calcext:value-type="float">
            <text:p>15,5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18" office:value-type="string" calcext:value-type="string" table:number-columns-spanned="2" table:number-rows-spanned="1">
            <text:p>ECF</text:p>
          </table:table-cell>
          <table:covered-table-cell/>
          <table:table-cell table:style-name="ce39" table:formula="of:=1.4+(-0.03*[.L55])" office:value-type="float" office:value="0.935" calcext:value-type="float">
            <text:p>0,9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0">
          <table:table-cell/>
          <table:table-cell table:style-name="ce15" office:value-type="string" calcext:value-type="string" table:number-columns-spanned="11" table:number-rows-spanned="1">
            <text:p>Puntos de casos de uso ajustados (UCP)</text:p>
          </table:table-cell>
          <table:covered-table-cell table:number-columns-repeated="10" table:style-name="ce21"/>
        </table:table-row>
        <table:table-row table:style-name="ro10">
          <table:table-cell/>
          <table:table-cell table:style-name="ce16" table:formula="of:=PRODUCT([.J27];[.L44];[.L56])" office:value-type="float" office:value="84.3744" calcext:value-type="float" table:number-columns-spanned="11" table:number-rows-spanned="1">
            <text:p>84,37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0">
          <table:table-cell/>
          <table:table-cell table:style-name="ce15" office:value-type="string" calcext:value-type="string" table:number-columns-spanned="11" table:number-rows-spanned="1">
            <text:p>Horas hombre</text:p>
          </table:table-cell>
          <table:covered-table-cell table:number-columns-repeated="10" table:style-name="ce21"/>
        </table:table-row>
        <table:table-row table:style-name="ro10">
          <table:table-cell/>
          <table:table-cell table:style-name="ce17" table:formula="of:=[.B59]*20" office:value-type="float" office:value="1687.488" calcext:value-type="float" table:number-columns-spanned="11" table:number-rows-spanned="1">
            <text:p>1687,5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Actividad</text:p>
          </table:table-cell>
          <table:covered-table-cell table:number-columns-repeated="2" table:style-name="ce19"/>
          <table:table-cell table:style-name="ce11" office:value-type="string" calcext:value-type="string" table:number-columns-spanned="2" table:number-rows-spanned="1">
            <text:p>Porcentaje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Horas hombre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 table:number-columns-spanned="3" table:number-rows-spanned="1">
            <text:p>Análisis</text:p>
          </table:table-cell>
          <table:covered-table-cell table:number-columns-repeated="2" table:style-name="ce22"/>
          <table:table-cell table:style-name="ce26" office:value-type="percentage" office:value="0.1" calcext:value-type="percentage" table:number-columns-spanned="2" table:number-rows-spanned="1">
            <text:p>10%</text:p>
          </table:table-cell>
          <table:covered-table-cell table:style-name="Default"/>
          <table:table-cell table:style-name="ce32" table:formula="of:=([.G67]/0.4)*0.1" office:value-type="float" office:value="421.872" calcext:value-type="float" table:number-columns-spanned="2" table:number-rows-spanned="1">
            <text:p>421,87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 table:number-columns-spanned="3" table:number-rows-spanned="1">
            <text:p>Diseño</text:p>
          </table:table-cell>
          <table:covered-table-cell table:number-columns-repeated="2" table:style-name="ce23"/>
          <table:table-cell table:style-name="ce26" office:value-type="percentage" office:value="0.2" calcext:value-type="percentage" table:number-columns-spanned="2" table:number-rows-spanned="1">
            <text:p>20%</text:p>
          </table:table-cell>
          <table:covered-table-cell table:style-name="Default"/>
          <table:table-cell table:style-name="ce33" table:formula="of:=([.G67]/0.4)*0.2" office:value-type="float" office:value="843.744" calcext:value-type="float" table:number-columns-spanned="2" table:number-rows-spanned="1">
            <text:p>843,74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 table:number-columns-spanned="3" table:number-rows-spanned="1">
            <text:p>Programación</text:p>
          </table:table-cell>
          <table:covered-table-cell table:number-columns-repeated="2" table:style-name="ce23"/>
          <table:table-cell table:style-name="ce26" office:value-type="percentage" office:value="0.4" calcext:value-type="percentage" table:number-columns-spanned="2" table:number-rows-spanned="1">
            <text:p>40%</text:p>
          </table:table-cell>
          <table:covered-table-cell table:style-name="Default"/>
          <table:table-cell table:style-name="ce32" table:formula="of:=[.B62]" office:value-type="float" office:value="1687.488" calcext:value-type="float" table:number-columns-spanned="2" table:number-rows-spanned="1">
            <text:p>1.687,49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12" office:value-type="string" calcext:value-type="string" table:number-columns-spanned="3" table:number-rows-spanned="1">
            <text:p>Pruebas</text:p>
          </table:table-cell>
          <table:covered-table-cell table:number-columns-repeated="2" table:style-name="ce23"/>
          <table:table-cell table:style-name="ce2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33" table:formula="of:=([.G67]/0.4)*0.15" office:value-type="float" office:value="632.808" calcext:value-type="float" table:number-columns-spanned="2" table:number-rows-spanned="1">
            <text:p>632,81</text:p>
          </table:table-cell>
          <table:covered-table-cell table:style-name="Default"/>
          <table:table-cell table:number-columns-repeated="4"/>
        </table:table-row>
        <table:table-row table:style-name="ro11">
          <table:table-cell/>
          <table:table-cell table:style-name="ce12" office:value-type="string" calcext:value-type="string" table:number-columns-spanned="3" table:number-rows-spanned="1">
            <text:p>Otras actividades (sobrecarga)</text:p>
          </table:table-cell>
          <table:covered-table-cell table:number-columns-repeated="2" table:style-name="ce23"/>
          <table:table-cell table:style-name="ce2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33" table:formula="of:=([.G67]/0.4)*0.15" office:value-type="float" office:value="632.808" calcext:value-type="float" table:number-columns-spanned="2" table:number-rows-spanned="1">
            <text:p>632,81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18" office:value-type="string" calcext:value-type="string" table:number-columns-spanned="3" table:number-rows-spanned="1">
            <text:p>Esfuerzo total</text:p>
          </table:table-cell>
          <table:covered-table-cell table:number-columns-repeated="2" table:style-name="ce23"/>
          <table:table-cell table:style-name="ce27" office:value-type="percentage" office:value="1" calcext:value-type="percentage" table:number-columns-spanned="2" table:number-rows-spanned="1">
            <text:p>100%</text:p>
          </table:table-cell>
          <table:covered-table-cell table:style-name="Default"/>
          <table:table-cell table:style-name="ce32" table:formula="of:=SUM([.G65:.G69])" office:value-type="float" office:value="4218.72" calcext:value-type="float" table:number-columns-spanned="2" table:number-rows-spanned="1">
            <text:p>4.218,72</text:p>
          </table:table-cell>
          <table:covered-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3">00/00/0000</text:date>, <text:time style:data-style-name="N2" text:time-value="09:13:31.757517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17-10-03T12:06:23.923966803</dc:date>
    <meta:editing-duration>PT1H33M45S</meta:editing-duration>
    <meta:editing-cycles>10</meta:editing-cycles>
    <meta:generator>LibreOffice/5.4.1.2$Linux_X86_64 LibreOffice_project/ea7cb86e6eeb2bf3a5af73a8f7777ac570321527</meta:generator>
    <meta:document-statistic meta:table-count="1" meta:cell-count="228" meta:object-count="0"/>
  </office:meta>
</office:document-meta>
</file>